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IntegerHolder.set_BigInteger( BigIntege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eger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IntegerHolder.value_hash_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IntegerHolder.set_BigDecimal( BigDecimal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egerHolder.set_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IntegerHolder.lex( String s , ValidationContext v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IntegerHolder.getBigDecimal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egerHolder.equal_to( XmlObjec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IntegerHolder.getBigInteg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egerHolder.compare_to( XmlObjec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IntegerHolder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Integer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